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QUISPE ROQUE GAB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1846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777343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UISPE LOAYZA, NATIVIDAD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18357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77734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QUISPE ROQUE GABIN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518464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7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5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1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5683434</text:p>
          </table:table-cell>
          <table:table-cell table:style-name="Tabla2.D3" office:value-type="string">
            <text:p text:style-name="P23">19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3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25:0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